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style:font-name="Verdana" fo:font-size="10pt" style:font-size-asian="10pt" style:font-size-complex="10pt"/>
    </style:style>
    <style:style style:name="P7" style:family="paragraph" style:parent-style-name="Table_20_Contents">
      <style:paragraph-properties fo:margin-top="0in" fo:margin-bottom="0.1965in" loext:contextual-spacing="false"/>
      <style:text-properties style:font-name="Verdana" fo:font-size="10pt" officeooo:rsid="0025ca88" officeooo:paragraph-rsid="0025ca88" style:font-size-asian="10pt" style:font-size-complex="10pt"/>
    </style:style>
    <style:style style:name="P8" style:family="paragraph" style:parent-style-name="Table_20_Contents">
      <style:paragraph-properties fo:margin-top="0in" fo:margin-bottom="0.1965in" loext:contextual-spacing="false"/>
      <style:text-properties style:font-name="Verdana" fo:font-size="10pt" fo:font-weight="bold" style:font-size-asian="10pt" style:font-size-complex="10pt"/>
    </style:style>
    <style:style style:name="P9" style:family="paragraph" style:parent-style-name="Table_20_Contents">
      <style:paragraph-properties fo:margin-top="0in" fo:margin-bottom="0.1965in" loext:contextual-spacing="false"/>
      <style:text-properties style:font-name="Verdana" fo:font-size="10pt" fo:font-weight="bold" officeooo:paragraph-rsid="0021c29f" style:font-size-asian="10pt" style:font-size-complex="10pt"/>
    </style:style>
    <style:style style:name="P10" style:family="paragraph" style:parent-style-name="Table_20_Contents">
      <style:paragraph-properties fo:margin-top="0in" fo:margin-bottom="0.1965in" loext:contextual-spacing="false"/>
      <style:text-properties style:font-name="Verdana" fo:font-size="10pt" fo:font-weight="bold" officeooo:rsid="0021c29f" officeooo:paragraph-rsid="0021c29f" style:font-size-asian="10pt" style:font-size-complex="10pt"/>
    </style:style>
    <style:style style:name="P11"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12"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1c29f" style:font-size-asian="10pt" style:font-size-complex="10pt"/>
    </style:style>
    <style:style style:name="P13"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P14"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5"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6" style:family="paragraph" style:parent-style-name="Table_20_Contents">
      <style:paragraph-properties fo:margin-top="0in" fo:margin-bottom="0.1965in" loext:contextual-spacing="false"/>
      <style:text-properties style:font-name="Verdana" fo:font-size="10pt" officeooo:rsid="0028dd37" officeooo:paragraph-rsid="0028dd37" style:font-size-asian="10pt" style:font-size-complex="10pt"/>
    </style:style>
    <style:style style:name="P17" style:family="paragraph" style:parent-style-name="Table_20_Contents">
      <style:paragraph-properties fo:margin-left="0in" fo:margin-right="0in" fo:margin-top="0in" fo:margin-bottom="0.1965in" loext:contextual-spacing="false" fo:text-indent="0in" style:auto-text-indent="false"/>
      <style:text-properties style:font-name="Verdana" fo:font-size="10pt" officeooo:rsid="0028dd37" officeooo:paragraph-rsid="0028dd37" style:font-size-asian="10pt" style:font-size-complex="10pt"/>
    </style:style>
    <style:style style:name="P18" style:family="paragraph" style:parent-style-name="Table_20_Contents">
      <style:paragraph-properties fo:margin-left="0in" fo:margin-right="0in" fo:margin-top="0in" fo:margin-bottom="0.1965in" loext:contextual-spacing="false" fo:text-indent="0in" style:auto-text-indent="false"/>
      <style:text-properties style:font-name="Verdana" fo:font-size="10pt" officeooo:rsid="002a5d15" officeooo:paragraph-rsid="002a5d15"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officeooo:rsid="002208ea"/>
    </style:style>
    <style:style style:name="T6" style:family="text">
      <style:text-properties officeooo:rsid="00273268"/>
    </style:style>
    <style:style style:name="T7" style:family="text">
      <style:text-properties officeooo:rsid="0028dd37"/>
    </style:style>
    <style:style style:name="T8" style:family="text">
      <style:text-properties officeooo:rsid="002a5d1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AY 2014-2015</text:p>
      <text:p text:style-name="P14">Lessons Learned Report</text:p>
      <text:p text:style-name="P3"><office:annotation><dc:date>2015-02-03T16:20:26</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9">Prepared by: <text:span text:style-name="T5">Pink PlastiCS</text:span></text:p>
            <text:p text:style-name="P9">Date: <text:span text:style-name="T6">April 29, 2015</text:span></text:p>
            <text:p text:style-name="P8">Project Name: <text:span text:style-name="T5">TreeSim</text:span></text:p>
            <text:p text:style-name="P10">Client: <text:span text:style-name="T5">080419 Android</text:span></text:p>
            <text:p text:style-name="P10">Sprint Number: <text:span text:style-name="T8">6</text:span></text:p>
          </table:table-cell>
        </table:table-row>
        <table:table-row>
          <table:table-cell table:style-name="Table1.A2" office:value-type="string">
            <text:p text:style-name="P13"><text:span text:style-name="T2">1</text:span>. <text:span text:style-name="T3"><text:s/></text:span><text:span text:style-name="T4">What were the main lessons your team learned in this sprint?</text:span></text:p>
            <text:p text:style-name="P7"><text:span text:style-name="T7">We have learned the value of monitoring your code even if you are about to finish the application. You have to be careful and observant for the project. <text:s/>Learn to fix final bugs and note limitations. We also have learned that sometimes, you will not be able to do what's on your plan so it is at least important to finish the application without the additional features instead of leaving it uncompleted. </text:span></text:p>
            <text:p text:style-name="P12">2. <text:s text:c="2"/>Describe one example of what went right in this sprint.</text:p>
            <text:p text:style-name="P16"><text:span text:style-name="T8">We were able to make an acceptable important complete features of TreeSim just in time with the implementation plan</text:span>.</text:p>
            <text:p text:style-name="P11"><text:span text:style-name="T2">3</text:span>.<text:span text:style-name="T3"> <text:s text:c="3"/></text:span>Describe one example of what went wrong <text:span text:style-name="T2">in</text:span> this <text:span text:style-name="T2">sprint</text:span>.</text:p>
            <text:p text:style-name="P18">We weren't able to finish the sprint 6 which contains additional features of TreeSim.</text:p>
            <text:p text:style-name="P11"><text:span text:style-name="T2">4</text:span>.<text:span text:style-name="T3"> <text:s text:c="3"/></text:span>What will you do differently on the next <text:span text:style-name="T2">sprint</text:span> based on your experience working on this <text:span text:style-name="T2">current sprint</text:span>?</text:p>
            <text:p text:style-name="P17">We will start working again with the remaining sprints and try to finalize everything including the remaining last features that can be made.</text:p>
            <text:p text:style-name="P6"/>
            <text:p text:style-name="P6"/>
            <text:p text:style-name="P5"/>
          </table:table-cell>
        </table:table-row>
        <table:table-row>
          <table:table-cell table:style-name="Table1.A2" office:value-type="string">
            <text:p text:style-name="P13"/>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5-07T06:28:12.411000000</dc:date>
    <meta:print-date>2006-07-28T14:33:00</meta:print-date>
    <meta:editing-cycles>17</meta:editing-cycles>
    <meta:editing-duration>PT1H45M46S</meta:editing-duration>
    <meta:generator>LibreOffice/4.3.0.4$Windows_x86 LibreOffice_project/62ad5818884a2fc2e5780dd45466868d41009ec0</meta:generator>
    <meta:document-statistic meta:table-count="1" meta:image-count="0" meta:object-count="0" meta:page-count="1" meta:paragraph-count="18" meta:word-count="206" meta:character-count="1192" meta:non-whitespace-character-count="988"/>
  </office:meta>
</office:document-meta>
</file>